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400000108B25C1B41DEB775C8.png" manifest:media-type="image/png"/>
  <manifest:file-entry manifest:full-path="Pictures/100002010000017400000108BEA941DA1DE3DBE7.png" manifest:media-type="image/png"/>
  <manifest:file-entry manifest:full-path="Pictures/100002010000017400000108FA597C9ACC8B1C50.png" manifest:media-type="image/png"/>
  <manifest:file-entry manifest:full-path="Pictures/10000201000001740000010803E2B874A9A6C635.png" manifest:media-type="image/png"/>
  <manifest:file-entry manifest:full-path="Pictures/100002010000017400000108FA08D3D74F9AE76B.png" manifest:media-type="image/png"/>
  <manifest:file-entry manifest:full-path="Pictures/1000020100000174000001089513391CF005C95C.png" manifest:media-type="image/png"/>
  <manifest:file-entry manifest:full-path="Pictures/1000020100000174000001083D0C1C9AABF93BBF.png" manifest:media-type="image/png"/>
  <manifest:file-entry manifest:full-path="Pictures/10000201000001740000010861B9F737E4A676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12121" loext:opacity="100%" fo:letter-spacing="normal" officeooo:paragraph-rsid="0003d1d6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121" loext:opacity="100%" fo:letter-spacing="normal" officeooo:paragraph-rsid="0003d1d6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03d1d6"/>
    </style:style>
    <style:style style:name="P4" style:family="paragraph" style:parent-style-name="Text_20_body">
      <style:paragraph-properties fo:text-align="center" style:justify-single-word="false"/>
      <style:text-properties officeooo:rsid="0003d1d6" officeooo:paragraph-rsid="0003d1d6"/>
    </style:style>
    <style:style style:name="P5" style:family="paragraph" style:parent-style-name="Text_20_body">
      <style:paragraph-properties fo:text-align="start" style:justify-single-word="false"/>
      <style:text-properties officeooo:rsid="0003d1d6" officeooo:paragraph-rsid="0003d1d6"/>
    </style:style>
    <style:style style:name="P6" style:family="paragraph" style:parent-style-name="Title">
      <style:paragraph-properties fo:text-align="center" style:justify-single-word="false"/>
      <style:text-properties officeooo:rsid="0003d1d6" officeooo:paragraph-rsid="0003d1d6"/>
    </style:style>
    <style:style style:name="T1" style:family="text">
      <style:text-properties officeooo:rsid="0003d1d6"/>
    </style:style>
    <style:style style:name="T2" style:family="text">
      <style:text-properties fo:font-variant="normal" fo:text-transform="none" fo:color="#212121" loext:opacity="100%" fo:letter-spacing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eight changes for ROC model</text:p>
      <text:p text:style-name="P4"/>
      <text:p text:style-name="P1"><text:span text:style-name="T1"><draw:frame draw:style-name="fr1" draw:name="Image1" text:anchor-type="as-char" svg:width="3in" svg:height="2in" draw:z-index="0"><draw:image xlink:href="Pictures/100002010000017400000108B25C1B41DEB775C8.png" xlink:type="simple" xlink:show="embed" xlink:actuate="onLoad" draw:mime-type="image/png"/></draw:frame></text:span><text:span text:style-name="T1"><text:s/></text:span><draw:frame draw:style-name="fr1" draw:name="Image2" text:anchor-type="as-char" svg:width="3in" svg:height="2in" draw:z-index="1"><draw:image xlink:href="Pictures/100002010000017400000108FA597C9ACC8B1C50.png" xlink:type="simple" xlink:show="embed" xlink:actuate="onLoad" draw:mime-type="image/png"/></draw:frame></text:p>
      <text:p text:style-name="P1"/>
      <text:p text:style-name="P3"><text:span text:style-name="T2"><draw:frame draw:style-name="fr1" draw:name="Image3" text:anchor-type="as-char" svg:width="3in" svg:height="2in" draw:z-index="6"><draw:image xlink:href="Pictures/100002010000017400000108BEA941DA1DE3DBE7.png" xlink:type="simple" xlink:show="embed" xlink:actuate="onLoad" draw:mime-type="image/png"/></draw:frame></text:span><text:span text:style-name="T2"><text:s/></text:span><text:span text:style-name="T2"><draw:frame draw:style-name="fr1" draw:name="Image4" text:anchor-type="as-char" svg:width="3in" svg:height="2in" draw:z-index="7"><draw:image xlink:href="Pictures/1000020100000174000001089513391CF005C95C.png" xlink:type="simple" xlink:show="embed" xlink:actuate="onLoad" draw:mime-type="image/png"/></draw:frame></text:span></text:p>
      <text:p text:style-name="P3"><text:span text:style-name="T2"/></text:p>
      <text:p text:style-name="P3"><draw:frame draw:style-name="fr1" draw:name="Image9" text:anchor-type="as-char" svg:width="3in" svg:height="2in" draw:z-index="4"><draw:image xlink:href="Pictures/100002010000017400000108FA08D3D74F9AE76B.png" xlink:type="simple" xlink:show="embed" xlink:actuate="onLoad" draw:mime-type="image/png"/></draw:frame><text:s/><text:span text:style-name="T2"><draw:frame draw:style-name="fr1" draw:name="Image6" text:anchor-type="as-char" svg:width="3in" svg:height="2in" draw:z-index="5"><draw:image xlink:href="Pictures/10000201000001740000010803E2B874A9A6C635.png" xlink:type="simple" xlink:show="embed" xlink:actuate="onLoad" draw:mime-type="image/png"/></draw:frame></text:span></text:p>
      <text:p text:style-name="P2"/>
      <text:p text:style-name="P2"><draw:frame draw:style-name="fr1" draw:name="Image7" text:anchor-type="as-char" svg:width="3in" svg:height="2in" draw:z-index="2"><draw:image xlink:href="Pictures/1000020100000174000001083D0C1C9AABF93BBF.png" xlink:type="simple" xlink:show="embed" xlink:actuate="onLoad" draw:mime-type="image/png"/></draw:frame><text:s/><draw:frame draw:style-name="fr1" draw:name="Image8" text:anchor-type="as-char" svg:width="3in" svg:height="2in" draw:z-index="3"><draw:image xlink:href="Pictures/10000201000001740000010861B9F737E4A676C3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4-06T12:52:33.996000000</dc:date>
    <meta:editing-duration>PT7M29S</meta:editing-duration>
    <meta:editing-cycles>3</meta:editing-cycles>
    <meta:document-statistic meta:table-count="0" meta:image-count="8" meta:object-count="0" meta:page-count="1" meta:paragraph-count="5" meta:word-count="5" meta:character-count="32" meta:non-whitespace-character-count="24"/>
  </office:meta>
</office:document-meta>
</file>